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text-properties style:font-name="Arial" officeooo:rsid="0014756d" officeooo:paragraph-rsid="0020c121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11aeae" officeooo:paragraph-rsid="0011aeae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1dd24e" officeooo:paragraph-rsid="001dd24e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242507" officeooo:paragraph-rsid="00242507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254c49" officeooo:paragraph-rsid="00254c49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29b24d" officeooo:paragraph-rsid="0029b24d"/>
    </style:style>
    <style:style style:name="P9" style:family="paragraph" style:parent-style-name="Standard">
      <style:text-properties officeooo:paragraph-rsid="001376c2"/>
    </style:style>
    <style:style style:name="P10" style:family="paragraph" style:parent-style-name="Text_20_body">
      <style:text-properties style:font-name="Arial" officeooo:rsid="0014756d" officeooo:paragraph-rsid="0014756d"/>
    </style:style>
    <style:style style:name="P11" style:family="paragraph" style:parent-style-name="Table_20_Contents" style:list-style-name="L1">
      <style:text-properties style:font-name="Arial" officeooo:rsid="00242507" officeooo:paragraph-rsid="00242507"/>
    </style:style>
    <style:style style:name="P12" style:family="paragraph" style:parent-style-name="Table_20_Contents" style:list-style-name="L5">
      <style:text-properties style:font-name="Arial" officeooo:rsid="00242507" officeooo:paragraph-rsid="00242507"/>
    </style:style>
    <style:style style:name="P13" style:family="paragraph" style:parent-style-name="Table_20_Contents" style:list-style-name="L2">
      <style:text-properties style:font-name="Arial" officeooo:rsid="0029b24d" officeooo:paragraph-rsid="0029b24d"/>
    </style:style>
    <style:style style:name="P14" style:family="paragraph" style:parent-style-name="Table_20_Contents" style:list-style-name="L3">
      <style:text-properties style:font-name="Arial" officeooo:rsid="0029b24d" officeooo:paragraph-rsid="0029b24d"/>
    </style:style>
    <style:style style:name="P15" style:family="paragraph" style:parent-style-name="Table_20_Contents" style:list-style-name="L4">
      <style:text-properties style:font-name="Arial" officeooo:rsid="0029f62e" officeooo:paragraph-rsid="0029f62e"/>
    </style:style>
    <style:style style:name="P16" style:family="paragraph" style:parent-style-name="Table_20_Contents" style:list-style-name="L5">
      <style:text-properties style:font-name="Arial" fo:font-style="italic" officeooo:rsid="00242507" officeooo:paragraph-rsid="00242507" style:font-style-asian="italic" style:font-style-complex="italic"/>
    </style:style>
    <style:style style:name="P17" style:family="paragraph" style:parent-style-name="Footer">
      <style:text-properties officeooo:paragraph-rsid="002be39e"/>
    </style:style>
    <style:style style:name="T1" style:family="text">
      <style:text-properties fo:font-weight="bold" officeooo:rsid="00242507" style:font-weight-asian="bold" style:font-weight-complex="bold"/>
    </style:style>
    <style:style style:name="T2" style:family="text">
      <style:text-properties fo:font-weight="bold" officeooo:rsid="0028f3e1" style:font-weight-asian="bold" style:font-weight-complex="bold"/>
    </style:style>
    <style:style style:name="T3" style:family="text">
      <style:text-properties officeooo:rsid="0020c121"/>
    </style:style>
    <style:style style:name="T4" style:family="text">
      <style:text-properties officeooo:rsid="00254c49"/>
    </style:style>
    <style:style style:name="T5" style:family="text">
      <style:text-properties officeooo:rsid="00271109"/>
    </style:style>
    <style:style style:name="T6" style:family="text">
      <style:text-properties officeooo:rsid="0029b24d"/>
    </style:style>
    <style:style style:name="T7" style:family="text">
      <style:text-properties officeooo:rsid="0023287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2">3</text:span></text:p>
          </table:table-cell>
          <table:table-cell table:style-name="Tabelle4.A1" office:value-type="string">
            <text:p text:style-name="P2">Element: <text:span text:style-name="T2">5</text:span></text:p>
          </table:table-cell>
          <table:table-cell table:style-name="Tabelle4.C1" office:value-type="string">
            <text:p text:style-name="P2">Title: <text:span text:style-name="T1">Wrapping up</text:span></text:p>
          </table:table-cell>
        </table:table-row>
        <table:table-row>
          <table:table-cell table:style-name="Tabelle4.A2" table:number-columns-spanned="3" office:value-type="string">
            <text:p text:style-name="P3">Remarks: <text:s/><text:span text:style-name="T3">Screencast with slides</text:span></text:p>
            <text:p text:style-name="P2"/>
          </table:table-cell>
          <table:covered-table-cell/>
          <table:covered-table-cell/>
        </table:table-row>
      </table:table>
      <text:p text:style-name="P10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5">Screen</text:p>
          </table:table-cell>
          <table:table-cell table:style-name="Tabelle1.C1" office:value-type="string">
            <text:p text:style-name="P5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6">Wrapping up</text:p>
          </table:table-cell>
          <table:table-cell table:style-name="Tabelle1.C2" office:value-type="string">
            <text:list xml:id="list4828132187879680929" text:style-name="L1">
              <text:list-item>
                <text:p text:style-name="P11">Let's summarize the <text:span text:style-name="T6">third</text:span> module <text:span text:style-name="T6">where we looked at ways to repeat statements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8">For loops</text:p>
          </table:table-cell>
          <table:table-cell table:style-name="Tabelle1.C3" office:value-type="string">
            <text:list xml:id="list6369726942761622283" text:style-name="L2">
              <text:list-item>
                <text:p text:style-name="P13">First we looked at for loops, a way to repeat statements a specific number of time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8">While loops</text:p>
          </table:table-cell>
          <table:table-cell table:style-name="Tabelle1.C4" office:value-type="string">
            <text:list xml:id="list1437505316016377759" text:style-name="L3">
              <text:list-item>
                <text:p text:style-name="P14"><text:span text:style-name="T5">T</text:span>he at while loops, a way to repeat statements while a condition is true</text:p>
              </text:list-item>
              <text:list-item>
                <text:p text:style-name="P14">Special forms of this loop are do while and the until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7">Coding session</text:p>
          </table:table-cell>
          <table:table-cell table:style-name="Tabelle1.C5" office:value-type="string">
            <text:list xml:id="list7662154505624832491" text:style-name="L4">
              <text:list-item>
                <text:p text:style-name="P15">In the coding session we applied the repetition techniques in simple example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5</text:p>
          </table:table-cell>
          <table:table-cell table:style-name="Tabelle1.A2" office:value-type="string">
            <text:p text:style-name="P6">Cheat sheet</text:p>
          </table:table-cell>
          <table:table-cell table:style-name="Tabelle1.C6" office:value-type="string">
            <text:list xml:id="list1273090436771162957" text:style-name="L5">
              <text:list-item>
                <text:p text:style-name="P12">Now let's add the <text:span text:style-name="T4">new </text:span>things we've learned to our cheat sheet</text:p>
              </text:list-item>
              <text:list-item>
                <text:p text:style-name="P16">(Either present the prepared cheat sheet, or create it on the fly)</text:p>
              </text:list-item>
            </text:list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be39e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19:36:04.817000000</meta:creation-date>
    <dc:title>Storyboard</dc:title>
    <meta:editing-duration>PT16M39S</meta:editing-duration>
    <meta:editing-cycles>17</meta:editing-cycles>
    <meta:generator>LibreOffice/5.1.2.2$Windows_x86 LibreOffice_project/d3bf12ecb743fc0d20e0be0c58ca359301eb705f</meta:generator>
    <dc:date>2017-08-07T21:12:08.574000000</dc:date>
    <meta:document-statistic meta:table-count="2" meta:image-count="1" meta:object-count="0" meta:page-count="1" meta:paragraph-count="25" meta:word-count="141" meta:character-count="800" meta:non-whitespace-character-count="642"/>
    <meta:template xlink:type="simple" xlink:actuate="onRequest" xlink:title="Storyboard" xlink:href="file:///C:/Users/Wolfgang/AppData/Roaming/LibreOffice/4/user/template/Storyboard.ott" meta:date="2015-07-26T19:36:04.493000000"/>
  </office:meta>
</office:document-meta>
</file>